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Pictures/10000000000002000000020056D5795D97F17E95.jpg" manifest:media-type="image/jpeg"/>
  <manifest:file-entry manifest:full-path="Object 2/Pictures/10000000000002000000020048BC02EDFE370521.jpg" manifest:media-type="image/jpeg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Mangal" svg:font-family="Mangal" style:font-pitch="variable"/>
    <style:font-face style:name="Time Roman" svg:font-family="'Time Roman'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 Roman" fo:font-size="12pt" style:font-name-asian="Mangal" style:font-size-asian="12pt" style:language-asian="hi" style:country-asian="IN" style:font-name-complex="Time Roman" style:font-size-complex="12pt" style:language-complex="none" style:country-complex="none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me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1" fo:font-size="12pt" style:font-name-asian="Mangal" style:font-size-asian="12pt" style:language-asian="hi" style:country-asian="IN" style:font-name-complex="Liberation Sans1" style:font-size-complex="12pt" style:language-complex="none" style:country-complex="none"/>
    </style:style>
    <style:style style:name="ce4" style:family="table-cell" style:parent-style-name="Default">
      <style:text-properties style:font-name="Liberation Sans1" fo:font-size="12pt" style:font-name-asian="Mangal" style:font-size-asian="12pt" style:language-asian="hi" style:country-asian="IN" style:font-name-complex="Liberation Sans1" style:language-complex="none" style:country-complex="none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2pt" style:language-asian="hi" style:country-asian="IN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fo:language="en" fo:country="US" style:letter-kerning="true" style:language-asian="hi" style:country-asian="IN" style:font-name-asian="Mangal" style:font-name-complex="Time Roman" style:font-size-asian="12pt" style:font-size-complex="12pt"/>
    </style:style>
    <style:style style:name="T2" style:family="text">
      <style:text-properties style:use-window-font-color="true" fo:language="en" fo:country="US" style:language-asian="hi" style:country-asian="IN" style:font-name-asian="Mangal" style:font-size-asian="12pt" style:font-size-complex="12pt" style:letter-kerning="true" style:font-name-complex="Liberation Sans;Arial"/>
    </style:style>
    <style:style style:name="T3" style:family="text">
      <style:text-properties style:use-window-font-color="true" fo:language="en" fo:country="US" style:font-size-complex="10pt" style:letter-kerning="true" style:language-asian="hi" style:country-asian="IN" style:font-name-asian="Mangal" style:font-name-complex="Liberation Sans;Arial" style:font-size-asian="12pt"/>
    </style:style>
    <style:style style:name="T4" style:family="text">
      <style:text-properties style:use-window-font-color="true" fo:language="en" fo:country="US" style:font-size-complex="10pt" style:language-asian="hi" style:country-asian="IN" style:font-name-asian="Mangal" style:font-name-complex="Liberation Sans;Arial" style:font-size-asian="12pt" fo:font-size="12pt" style:letter-kerning="true"/>
    </style:style>
    <style:style style:name="T5" style:family="text">
      <style:text-properties style:use-window-font-color="true" fo:font-size="12pt" style:letter-kerning="true" fo:language="en" fo:country="US" style:language-asian="hi" style:country-asian="IN" style:font-name-asian="Mangal" style:font-name-complex="Liberation Sans;Arial" style:font-size-asian="12pt" style:font-size-complex="10pt"/>
    </style:style>
    <style:style style:name="T6" style:family="text">
      <style:text-properties style:use-window-font-color="true" style:font-name="Liberation Sans;Arial" fo:font-size="12pt" fo:language="en" fo:country="US" style:language-asian="hi" style:country-asian="IN" style:font-size-asian="12pt" style:font-size-complex="10pt" style:letter-kerning="true" style:font-name-asian="Mangal" style:font-name-complex="Liberation Sans;Arial"/>
    </style:style>
    <style:style style:name="T7" style:family="text">
      <style:text-properties style:use-window-font-color="true" fo:language="en" fo:country="US" style:font-size-complex="10pt" style:language-asian="hi" style:country-asian="IN" style:font-name-asian="Mangal" style:font-name-complex="Liberation Sans;Arial" style:font-size-asian="12pt" style:font-name="Liberation Sans;Arial" fo:font-size="12pt" style:letter-kerning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9705in" svg:height="3.3583in" svg:x="13in" svg:y="4.1913in">
            <draw:object draw:notify-on-update-of-ranges="Sheet1.P1:Sheet1.P1 Sheet1.P2:Sheet1.P7 Sheet1.R2:Sheet1.R2 Sheet1.R2:Sheet1.R7 Sheet1.P1:Sheet1.P1 Sheet1.P2:Sheet1.P7 Sheet1.S2:Sheet1.S2 Sheet1.S2:Sheet1.S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8354in" svg:height="3.2823in" svg:x="5.0622in" svg:y="3.8559in">
            <draw:object draw:notify-on-update-of-ranges="Sheet1.F2:Sheet1.F2 Sheet1.H3:Sheet1.H7 Sheet1.H2:Sheet1.H2 Sheet1.H3:Sheet1.H7 Sheet1.F3:Sheet1.F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1" table:number-columns-repeated="3" table:default-cell-style-name="Default"/>
        <table:table-column table:style-name="co3" table:number-columns-repeated="2" table:default-cell-style-name="ce2"/>
        <table:table-column table:style-name="co1" table:number-columns-repeated="3" table:default-cell-style-name="Default"/>
        <table:table-column table:style-name="co3" table:number-columns-repeated="2" table:default-cell-style-name="ce2"/>
        <table:table-column table:style-name="co1" table:number-columns-repeated="3" table:default-cell-style-name="Default"/>
        <table:table-column table:style-name="co3" table:default-cell-style-name="ce2"/>
        <table:table-column table:style-name="co1" table:default-cell-style-name="ce2"/>
        <table:table-row table:style-name="ro1">
          <table:table-cell office:value-type="string" calcext:value-type="string">
            <text:p>8 Cores</text:p>
          </table:table-cell>
          <table:table-cell/>
          <table:table-cell table:number-columns-repeated="2" table:style-name="Default" office:value-type="string" calcext:value-type="string">
            <text:p>Speedup</text:p>
          </table:table-cell>
          <table:table-cell/>
          <table:table-cell office:value-type="string" calcext:value-type="string">
            <text:p>32 cores</text:p>
          </table:table-cell>
          <table:table-cell/>
          <table:table-cell table:number-columns-repeated="2" table:style-name="Default" office:value-type="string" calcext:value-type="string">
            <text:p>Speedup</text:p>
          </table:table-cell>
          <table:table-cell/>
          <table:table-cell office:value-type="string" calcext:value-type="string">
            <text:p>56 Cores</text:p>
          </table:table-cell>
          <table:table-cell/>
          <table:table-cell table:number-columns-repeated="2" table:style-name="Default" office:value-type="string" calcext:value-type="string">
            <text:p>Speedup</text:p>
          </table:table-cell>
          <table:table-cell/>
          <table:table-cell office:value-type="string" calcext:value-type="string">
            <text:p>80 cores</text:p>
          </table:table-cell>
          <table:table-cell/>
          <table:table-cell table:number-columns-repeated="2" table:style-name="Default" office:value-type="string" calcext:value-type="string">
            <text:p>Speedup</text:p>
          </table:table-cell>
        </table:table-row>
        <table:table-row table:style-name="ro1">
          <table:table-cell/>
          <table:table-cell office:value-type="string" calcext:value-type="string">
            <text:p>Seq</text:p>
          </table:table-cell>
          <table:table-cell table:style-name="Default" office:value-type="string" calcext:value-type="string">
            <text:p>PtP</text:p>
          </table:table-cell>
          <table:table-cell table:style-name="Default" office:value-type="string" calcext:value-type="string">
            <text:p>Comm</text:p>
          </table:table-cell>
          <table:table-cell table:number-columns-repeated="2"/>
          <table:table-cell office:value-type="string" calcext:value-type="string">
            <text:p>Seq</text:p>
          </table:table-cell>
          <table:table-cell table:style-name="Default" office:value-type="string" calcext:value-type="string">
            <text:p>PtP</text:p>
          </table:table-cell>
          <table:table-cell table:style-name="Default" office:value-type="string" calcext:value-type="string">
            <text:p>Comm</text:p>
          </table:table-cell>
          <table:table-cell table:number-columns-repeated="2"/>
          <table:table-cell office:value-type="string" calcext:value-type="string">
            <text:p>Seq</text:p>
          </table:table-cell>
          <table:table-cell table:style-name="Default" office:value-type="string" calcext:value-type="string">
            <text:p>PtP</text:p>
          </table:table-cell>
          <table:table-cell table:style-name="Default" office:value-type="string" calcext:value-type="string">
            <text:p>Comm</text:p>
          </table:table-cell>
          <table:table-cell table:number-columns-repeated="2"/>
          <table:table-cell office:value-type="string" calcext:value-type="string">
            <text:p>Seq</text:p>
          </table:table-cell>
          <table:table-cell table:style-name="Default" office:value-type="string" calcext:value-type="string">
            <text:p>PtP</text:p>
          </table:table-cell>
          <table:table-cell table:style-name="Default" office:value-type="string" calcext:value-type="string">
            <text:p>Comm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/>
          <table:table-cell table:style-name="ce3" office:value-type="string" calcext:value-type="string">
            <text:p><text:span text:style-name="T2">0.00819386</text:span></text:p>
          </table:table-cell>
          <table:table-cell table:style-name="ce4" office:value-type="string" calcext:value-type="string">
            <text:p><text:span text:style-name="T4">0.10336156</text:span>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  <table:table-cell table:style-name="ce6" office:value-type="string" calcext:value-type="string">
            <text:p><text:span text:style-name="T6">0.00914067</text:span></text:p>
          </table:table-cell>
          <table:table-cell table:style-name="ce4" office:value-type="string" calcext:value-type="string">
            <text:p><text:span text:style-name="T7">0.13177171</text:span>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  <table:table-cell table:style-name="ce5" office:value-type="float" office:value="0.00143177" calcext:value-type="float">
            <text:p>0.00143177</text:p>
          </table:table-cell>
          <table:table-cell table:style-name="ce4" office:value-type="string" calcext:value-type="string">
            <text:p><text:span text:style-name="T3">0.00330826</text:span>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  <table:table-cell table:style-name="ce5" office:value-type="float" office:value="0.00122984" calcext:value-type="float">
            <text:p>0.00122984</text:p>
          </table:table-cell>
          <table:table-cell table:style-name="ce5" office:value-type="float" office:value="0.00245152" calcext:value-type="float">
            <text:p>0.00245152</text:p>
          </table:table-cell>
        </table:table-row>
        <table:table-row table:style-name="ro2">
          <table:table-cell office:value-type="float" office:value="2000000" calcext:value-type="float">
            <text:p>2000000</text:p>
          </table:table-cell>
          <table:table-cell/>
          <table:table-cell table:style-name="ce4" office:value-type="string" calcext:value-type="string">
            <text:p><text:span text:style-name="T3">0.00776197</text:span></text:p>
          </table:table-cell>
          <table:table-cell table:style-name="ce4" office:value-type="string" calcext:value-type="string">
            <text:p><text:span text:style-name="T4">0.10718347</text:span></text:p>
          </table:table-cell>
          <table:table-cell/>
          <table:table-cell office:value-type="float" office:value="2000000" calcext:value-type="float">
            <text:p>2000000</text:p>
          </table:table-cell>
          <table:table-cell/>
          <table:table-cell table:style-name="ce4" office:value-type="string" calcext:value-type="string">
            <text:p><text:span text:style-name="T7">0.00861360</text:span></text:p>
          </table:table-cell>
          <table:table-cell table:style-name="ce4" office:value-type="string" calcext:value-type="string">
            <text:p><text:span text:style-name="T7">0.12229524</text:span></text:p>
          </table:table-cell>
          <table:table-cell/>
          <table:table-cell office:value-type="float" office:value="2000000" calcext:value-type="float">
            <text:p>2000000</text:p>
          </table:table-cell>
          <table:table-cell/>
          <table:table-cell table:style-name="ce4" office:value-type="string" calcext:value-type="string">
            <text:p><text:span text:style-name="T3">0.00150287</text:span></text:p>
          </table:table-cell>
          <table:table-cell table:style-name="ce4" office:value-type="string" calcext:value-type="string">
            <text:p><text:span text:style-name="T3">0.00330136</text:span></text:p>
          </table:table-cell>
          <table:table-cell/>
          <table:table-cell office:value-type="float" office:value="2000000" calcext:value-type="float">
            <text:p>2000000</text:p>
          </table:table-cell>
          <table:table-cell/>
          <table:table-cell table:style-name="ce5" office:value-type="float" office:value="0.00119447" calcext:value-type="float">
            <text:p>0.00119447</text:p>
          </table:table-cell>
          <table:table-cell table:style-name="ce5" office:value-type="float" office:value="0.00235739" calcext:value-type="float">
            <text:p>0.00235739</text:p>
          </table:table-cell>
        </table:table-row>
        <table:table-row table:style-name="ro2">
          <table:table-cell office:value-type="float" office:value="3000000" calcext:value-type="float">
            <text:p>3000000</text:p>
          </table:table-cell>
          <table:table-cell/>
          <table:table-cell table:style-name="ce4" office:value-type="string" calcext:value-type="string">
            <text:p><text:span text:style-name="T3">0.00802862</text:span></text:p>
          </table:table-cell>
          <table:table-cell table:style-name="ce6" office:value-type="string" calcext:value-type="string">
            <text:p><text:span text:style-name="T5">0.12410672</text:span></text:p>
          </table:table-cell>
          <table:table-cell/>
          <table:table-cell office:value-type="float" office:value="3000000" calcext:value-type="float">
            <text:p>3000000</text:p>
          </table:table-cell>
          <table:table-cell/>
          <table:table-cell table:style-name="ce4" office:value-type="string" calcext:value-type="string">
            <text:p><text:span text:style-name="T4">0.00867791</text:span></text:p>
          </table:table-cell>
          <table:table-cell table:style-name="ce4" office:value-type="string" calcext:value-type="string">
            <text:p><text:span text:style-name="T7">0.12269370</text:span></text:p>
          </table:table-cell>
          <table:table-cell/>
          <table:table-cell office:value-type="float" office:value="3000000" calcext:value-type="float">
            <text:p>3000000</text:p>
          </table:table-cell>
          <table:table-cell/>
          <table:table-cell table:style-name="ce4" office:value-type="string" calcext:value-type="string">
            <text:p><text:span text:style-name="T3">0.00151062</text:span></text:p>
          </table:table-cell>
          <table:table-cell table:style-name="ce5" office:value-type="float" office:value="0.0033122" calcext:value-type="float">
            <text:p>0.0033122</text:p>
          </table:table-cell>
          <table:table-cell/>
          <table:table-cell office:value-type="float" office:value="3000000" calcext:value-type="float">
            <text:p>3000000</text:p>
          </table:table-cell>
          <table:table-cell/>
          <table:table-cell table:style-name="ce5" office:value-type="float" office:value="0.00099522" calcext:value-type="float">
            <text:p>0.00099522</text:p>
          </table:table-cell>
          <table:table-cell table:style-name="ce5" office:value-type="float" office:value="0.00237672" calcext:value-type="float">
            <text:p>0.00237672</text:p>
          </table:table-cell>
        </table:table-row>
        <table:table-row table:style-name="ro2">
          <table:table-cell office:value-type="float" office:value="4000000" calcext:value-type="float">
            <text:p>4000000</text:p>
          </table:table-cell>
          <table:table-cell/>
          <table:table-cell table:style-name="ce5" office:value-type="float" office:value="0.00795595" calcext:value-type="float">
            <text:p>0.00795595</text:p>
          </table:table-cell>
          <table:table-cell table:style-name="ce4" office:value-type="string" calcext:value-type="string">
            <text:p><text:span text:style-name="T3">0.12746902</text:span></text:p>
          </table:table-cell>
          <table:table-cell/>
          <table:table-cell office:value-type="float" office:value="4000000" calcext:value-type="float">
            <text:p>4000000</text:p>
          </table:table-cell>
          <table:table-cell/>
          <table:table-cell table:style-name="ce4" office:value-type="string" calcext:value-type="string">
            <text:p><text:span text:style-name="T7">0.00857729</text:span></text:p>
          </table:table-cell>
          <table:table-cell table:style-name="ce4" office:value-type="string" calcext:value-type="string">
            <text:p><text:span text:style-name="T4">0.12512032</text:span></text:p>
          </table:table-cell>
          <table:table-cell/>
          <table:table-cell office:value-type="float" office:value="4000000" calcext:value-type="float">
            <text:p>4000000</text:p>
          </table:table-cell>
          <table:table-cell/>
          <table:table-cell table:style-name="ce5" office:value-type="float" office:value="0.00137145" calcext:value-type="float">
            <text:p>0.00137145</text:p>
          </table:table-cell>
          <table:table-cell table:style-name="ce5" office:value-type="float" office:value="0.00329725" calcext:value-type="float">
            <text:p>0.00329725</text:p>
          </table:table-cell>
          <table:table-cell/>
          <table:table-cell office:value-type="float" office:value="4000000" calcext:value-type="float">
            <text:p>4000000</text:p>
          </table:table-cell>
          <table:table-cell/>
          <table:table-cell table:style-name="ce5" office:value-type="float" office:value="0.00114379" calcext:value-type="float">
            <text:p>0.00114379</text:p>
          </table:table-cell>
          <table:table-cell table:style-name="ce5" office:value-type="float" office:value="0.00236899" calcext:value-type="float">
            <text:p>0.00236899</text:p>
          </table:table-cell>
        </table:table-row>
        <table:table-row table:style-name="ro2">
          <table:table-cell office:value-type="float" office:value="5000000" calcext:value-type="float">
            <text:p>5000000</text:p>
          </table:table-cell>
          <table:table-cell/>
          <table:table-cell table:style-name="ce4" office:value-type="string" calcext:value-type="string">
            <text:p><text:span text:style-name="T3">0.00868097</text:span></text:p>
          </table:table-cell>
          <table:table-cell table:style-name="ce4" office:value-type="string" calcext:value-type="string">
            <text:p><text:span text:style-name="T3">0.12820707</text:span></text:p>
          </table:table-cell>
          <table:table-cell/>
          <table:table-cell office:value-type="float" office:value="5000000" calcext:value-type="float">
            <text:p>5000000</text:p>
          </table:table-cell>
          <table:table-cell/>
          <table:table-cell table:style-name="ce4" office:value-type="string" calcext:value-type="string">
            <text:p><text:span text:style-name="T7">0.00848005</text:span></text:p>
          </table:table-cell>
          <table:table-cell table:style-name="ce4" office:value-type="string" calcext:value-type="string">
            <text:p><text:span text:style-name="T7">0.12300109</text:span></text:p>
          </table:table-cell>
          <table:table-cell/>
          <table:table-cell office:value-type="float" office:value="5000000" calcext:value-type="float">
            <text:p>5000000</text:p>
          </table:table-cell>
          <table:table-cell/>
          <table:table-cell table:style-name="ce5" office:value-type="float" office:value="0.00136513" calcext:value-type="float">
            <text:p>0.00136513</text:p>
          </table:table-cell>
          <table:table-cell table:style-name="ce5" office:value-type="float" office:value="0.00334702" calcext:value-type="float">
            <text:p>0.00334702</text:p>
          </table:table-cell>
          <table:table-cell/>
          <table:table-cell office:value-type="float" office:value="5000000" calcext:value-type="float">
            <text:p>5000000</text:p>
          </table:table-cell>
          <table:table-cell/>
          <table:table-cell table:style-name="ce5" office:value-type="float" office:value="0.00096138" calcext:value-type="float">
            <text:p>0.00096138</text:p>
          </table:table-cell>
          <table:table-cell table:style-name="ce5" office:value-type="float" office:value="0.00240233" calcext:value-type="float">
            <text:p>0.00240233</text:p>
          </table:table-cell>
        </table:table-row>
        <table:table-row table:style-name="ro1">
          <table:table-cell/>
          <table:table-cell office:value-type="string" calcext:value-type="string">
            <text:p>Seq Time</text:p>
          </table:table-cell>
          <table:table-cell table:style-name="Default" office:value-type="string" calcext:value-type="string">
            <text:p>PtP Time</text:p>
          </table:table-cell>
          <table:table-cell table:style-name="Default" office:value-type="string" calcext:value-type="string">
            <text:p>Comm Time</text:p>
          </table:table-cell>
          <table:table-cell office:value-type="string" calcext:value-type="string">
            <text:p>par/seq</text:p>
          </table:table-cell>
          <table:table-cell/>
          <table:table-cell office:value-type="string" calcext:value-type="string">
            <text:p>Seq Time</text:p>
          </table:table-cell>
          <table:table-cell table:style-name="Default" office:value-type="string" calcext:value-type="string">
            <text:p>PtP Time</text:p>
          </table:table-cell>
          <table:table-cell table:style-name="Default" office:value-type="string" calcext:value-type="string">
            <text:p>Comm Time</text:p>
          </table:table-cell>
          <table:table-cell table:number-columns-repeated="2"/>
          <table:table-cell office:value-type="string" calcext:value-type="string">
            <text:p>Seq Time</text:p>
          </table:table-cell>
          <table:table-cell table:style-name="Default" office:value-type="string" calcext:value-type="string">
            <text:p>PtP Time</text:p>
          </table:table-cell>
          <table:table-cell table:style-name="Default" office:value-type="string" calcext:value-type="string">
            <text:p>Comm Time</text:p>
          </table:table-cell>
          <table:table-cell table:number-columns-repeated="2"/>
          <table:table-cell office:value-type="string" calcext:value-type="string">
            <text:p>Seq Time</text:p>
          </table:table-cell>
          <table:table-cell table:style-name="Default" office:value-type="string" calcext:value-type="string">
            <text:p>PtP Time</text:p>
          </table:table-cell>
          <table:table-cell table:style-name="Default" office:value-type="string" calcext:value-type="string">
            <text:p>Comm Time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 table:style-name="ce1" office:value-type="string" calcext:value-type="string">
            <text:p><text:span text:style-name="T1">0.00229609</text:span></text:p>
          </table:table-cell>
          <table:table-cell office:value-type="float" office:value="0.28022057" calcext:value-type="float">
            <text:p>0.28022057</text:p>
          </table:table-cell>
          <table:table-cell office:value-type="float" office:value="0.02221414" calcext:value-type="float">
            <text:p>0.02221414</text:p>
          </table:table-cell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0.00581767" calcext:value-type="float">
            <text:p>0.00581767</text:p>
          </table:table-cell>
          <table:table-cell office:value-type="float" office:value="0.63645981" calcext:value-type="float">
            <text:p>0.63645981</text:p>
          </table:table-cell>
          <table:table-cell office:value-type="float" office:value="0.04414959" calcext:value-type="float">
            <text:p>0.04414959</text:p>
          </table:table-cell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0.00234735" calcext:value-type="float">
            <text:p>0.00234735</text:p>
          </table:table-cell>
          <table:table-cell office:value-type="float" office:value="1.63947029" calcext:value-type="float">
            <text:p>1.63947029</text:p>
          </table:table-cell>
          <table:table-cell office:value-type="float" office:value="0.70954186" calcext:value-type="float">
            <text:p>0.70954186</text:p>
          </table:table-cell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0.00243449" calcext:value-type="float">
            <text:p>0.00243449</text:p>
          </table:table-cell>
          <table:table-cell office:value-type="float" office:value="1.97951827" calcext:value-type="float">
            <text:p>1.97951827</text:p>
          </table:table-cell>
          <table:table-cell office:value-type="float" office:value="0.99305518" calcext:value-type="float">
            <text:p>0.99305518</text:p>
          </table:table-cell>
        </table:table-row>
        <table:table-row table:style-name="ro2">
          <table:table-cell office:value-type="float" office:value="2000000" calcext:value-type="float">
            <text:p>2000000</text:p>
          </table:table-cell>
          <table:table-cell table:style-name="ce2" office:value-type="float" office:value="0.00465601" calcext:value-type="float">
            <text:p>0.00465601</text:p>
          </table:table-cell>
          <table:table-cell office:value-type="float" office:value="0.59984977" calcext:value-type="float">
            <text:p>0.59984977</text:p>
          </table:table-cell>
          <table:table-cell office:value-type="float" office:value="0.04343966" calcext:value-type="float">
            <text:p>0.04343966</text:p>
          </table:table-cell>
          <table:table-cell/>
          <table:table-cell office:value-type="float" office:value="2000000" calcext:value-type="float">
            <text:p>2000000</text:p>
          </table:table-cell>
          <table:table-cell table:style-name="ce2" office:value-type="float" office:value="0.01111731" calcext:value-type="float">
            <text:p>0.01111731</text:p>
          </table:table-cell>
          <table:table-cell office:value-type="float" office:value="1.29066934" calcext:value-type="float">
            <text:p>1.29066934</text:p>
          </table:table-cell>
          <table:table-cell office:value-type="float" office:value="0.09090552" calcext:value-type="float">
            <text:p>0.09090552</text:p>
          </table:table-cell>
          <table:table-cell/>
          <table:table-cell office:value-type="float" office:value="2000000" calcext:value-type="float">
            <text:p>2000000</text:p>
          </table:table-cell>
          <table:table-cell table:style-name="ce2" office:value-type="float" office:value="0.00470043" calcext:value-type="float">
            <text:p>0.00470043</text:p>
          </table:table-cell>
          <table:table-cell office:value-type="float" office:value="3.12763916" calcext:value-type="float">
            <text:p>3.12763916</text:p>
          </table:table-cell>
          <table:table-cell office:value-type="float" office:value="1.423787" calcext:value-type="float">
            <text:p>1.423787</text:p>
          </table:table-cell>
          <table:table-cell/>
          <table:table-cell office:value-type="float" office:value="2000000" calcext:value-type="float">
            <text:p>2000000</text:p>
          </table:table-cell>
          <table:table-cell table:style-name="ce2" office:value-type="float" office:value="0.00469838" calcext:value-type="float">
            <text:p>0.00469838</text:p>
          </table:table-cell>
          <table:table-cell office:value-type="float" office:value="3.93342792" calcext:value-type="float">
            <text:p>3.93342792</text:p>
          </table:table-cell>
          <table:table-cell office:value-type="float" office:value="1.99304401" calcext:value-type="float">
            <text:p>1.99304401</text:p>
          </table:table-cell>
        </table:table-row>
        <table:table-row table:style-name="ro2">
          <table:table-cell office:value-type="float" office:value="3000000" calcext:value-type="float">
            <text:p>3000000</text:p>
          </table:table-cell>
          <table:table-cell table:style-name="ce2" office:value-type="float" office:value="0.00689441" calcext:value-type="float">
            <text:p>0.00689441</text:p>
          </table:table-cell>
          <table:table-cell office:value-type="float" office:value="0.85872937" calcext:value-type="float">
            <text:p>0.85872937</text:p>
          </table:table-cell>
          <table:table-cell office:value-type="float" office:value="0.05555228" calcext:value-type="float">
            <text:p>0.05555228</text:p>
          </table:table-cell>
          <table:table-cell/>
          <table:table-cell office:value-type="float" office:value="3000000" calcext:value-type="float">
            <text:p>3000000</text:p>
          </table:table-cell>
          <table:table-cell table:style-name="ce2" office:value-type="float" office:value="0.01663285" calcext:value-type="float">
            <text:p>0.01663285</text:p>
          </table:table-cell>
          <table:table-cell office:value-type="float" office:value="1.91668781" calcext:value-type="float">
            <text:p>1.91668781</text:p>
          </table:table-cell>
          <table:table-cell office:value-type="float" office:value="0.13556403" calcext:value-type="float">
            <text:p>0.13556403</text:p>
          </table:table-cell>
          <table:table-cell/>
          <table:table-cell office:value-type="float" office:value="3000000" calcext:value-type="float">
            <text:p>3000000</text:p>
          </table:table-cell>
          <table:table-cell table:style-name="ce2" office:value-type="float" office:value="0.00703929" calcext:value-type="float">
            <text:p>0.00703929</text:p>
          </table:table-cell>
          <table:table-cell office:value-type="float" office:value="4.65988351" calcext:value-type="float">
            <text:p>4.65988351</text:p>
          </table:table-cell>
          <table:table-cell office:value-type="float" office:value="2.12526071" calcext:value-type="float">
            <text:p>2.12526071</text:p>
          </table:table-cell>
          <table:table-cell/>
          <table:table-cell office:value-type="float" office:value="3000000" calcext:value-type="float">
            <text:p>3000000</text:p>
          </table:table-cell>
          <table:table-cell table:style-name="ce2" office:value-type="float" office:value="0.00707465" calcext:value-type="float">
            <text:p>0.00707465</text:p>
          </table:table-cell>
          <table:table-cell office:value-type="float" office:value="7.10864914" calcext:value-type="float">
            <text:p>7.10864914</text:p>
          </table:table-cell>
          <table:table-cell office:value-type="float" office:value="2.97664005" calcext:value-type="float">
            <text:p>2.97664005</text:p>
          </table:table-cell>
        </table:table-row>
        <table:table-row table:style-name="ro2">
          <table:table-cell office:value-type="float" office:value="4000000" calcext:value-type="float">
            <text:p>4000000</text:p>
          </table:table-cell>
          <table:table-cell table:style-name="ce2" office:value-type="float" office:value="0.00925849" calcext:value-type="float">
            <text:p>0.00925849</text:p>
          </table:table-cell>
          <table:table-cell office:value-type="float" office:value="1.16371938" calcext:value-type="float">
            <text:p>1.16371938</text:p>
          </table:table-cell>
          <table:table-cell office:value-type="float" office:value="0.07263328" calcext:value-type="float">
            <text:p>0.07263328</text:p>
          </table:table-cell>
          <table:table-cell/>
          <table:table-cell office:value-type="float" office:value="4000000" calcext:value-type="float">
            <text:p>4000000</text:p>
          </table:table-cell>
          <table:table-cell table:style-name="ce2" office:value-type="float" office:value="0.02222418" calcext:value-type="float">
            <text:p>0.02222418</text:p>
          </table:table-cell>
          <table:table-cell office:value-type="float" office:value="2.59104811" calcext:value-type="float">
            <text:p>2.59104811</text:p>
          </table:table-cell>
          <table:table-cell office:value-type="float" office:value="0.17762244" calcext:value-type="float">
            <text:p>0.17762244</text:p>
          </table:table-cell>
          <table:table-cell/>
          <table:table-cell office:value-type="float" office:value="4000000" calcext:value-type="float">
            <text:p>4000000</text:p>
          </table:table-cell>
          <table:table-cell table:style-name="ce2" office:value-type="float" office:value="0.00940063" calcext:value-type="float">
            <text:p>0.00940063</text:p>
          </table:table-cell>
          <table:table-cell office:value-type="float" office:value="6.8545072" calcext:value-type="float">
            <text:p>6.8545072</text:p>
          </table:table-cell>
          <table:table-cell office:value-type="float" office:value="2.85105482" calcext:value-type="float">
            <text:p>2.85105482</text:p>
          </table:table-cell>
          <table:table-cell/>
          <table:table-cell office:value-type="float" office:value="4000000" calcext:value-type="float">
            <text:p>4000000</text:p>
          </table:table-cell>
          <table:table-cell table:style-name="ce2" office:value-type="float" office:value="0.00942168" calcext:value-type="float">
            <text:p>0.00942168</text:p>
          </table:table-cell>
          <table:table-cell office:value-type="float" office:value="8.23724052" calcext:value-type="float">
            <text:p>8.23724052</text:p>
          </table:table-cell>
          <table:table-cell office:value-type="float" office:value="3.97708898" calcext:value-type="float">
            <text:p>3.97708898</text:p>
          </table:table-cell>
        </table:table-row>
        <table:table-row table:style-name="ro2">
          <table:table-cell office:value-type="float" office:value="5000000" calcext:value-type="float">
            <text:p>5000000</text:p>
          </table:table-cell>
          <table:table-cell table:style-name="ce2" office:value-type="float" office:value="0.01165404" calcext:value-type="float">
            <text:p>0.01165404</text:p>
          </table:table-cell>
          <table:table-cell office:value-type="float" office:value="1.34248022" calcext:value-type="float">
            <text:p>1.34248022</text:p>
          </table:table-cell>
          <table:table-cell office:value-type="float" office:value="0.09090011" calcext:value-type="float">
            <text:p>0.09090011</text:p>
          </table:table-cell>
          <table:table-cell/>
          <table:table-cell office:value-type="float" office:value="5000000" calcext:value-type="float">
            <text:p>5000000</text:p>
          </table:table-cell>
          <table:table-cell table:style-name="ce2" office:value-type="float" office:value="0.02771616" calcext:value-type="float">
            <text:p>0.02771616</text:p>
          </table:table-cell>
          <table:table-cell office:value-type="float" office:value="3.26839418" calcext:value-type="float">
            <text:p>3.26839418</text:p>
          </table:table-cell>
          <table:table-cell office:value-type="float" office:value="0.22533262" calcext:value-type="float">
            <text:p>0.22533262</text:p>
          </table:table-cell>
          <table:table-cell/>
          <table:table-cell office:value-type="float" office:value="5000000" calcext:value-type="float">
            <text:p>5000000</text:p>
          </table:table-cell>
          <table:table-cell table:style-name="ce2" office:value-type="float" office:value="0.0119341" calcext:value-type="float">
            <text:p>0.0119341</text:p>
          </table:table-cell>
          <table:table-cell office:value-type="float" office:value="8.74208415" calcext:value-type="float">
            <text:p>8.74208415</text:p>
          </table:table-cell>
          <table:table-cell office:value-type="float" office:value="3.5655933" calcext:value-type="float">
            <text:p>3.5655933</text:p>
          </table:table-cell>
          <table:table-cell/>
          <table:table-cell office:value-type="float" office:value="5000000" calcext:value-type="float">
            <text:p>5000000</text:p>
          </table:table-cell>
          <table:table-cell table:style-name="ce2" office:value-type="float" office:value="0.011938" calcext:value-type="float">
            <text:p>0.011938</text:p>
          </table:table-cell>
          <table:table-cell office:value-type="float" office:value="12.41751719" calcext:value-type="float">
            <text:p>12.41751719</text:p>
          </table:table-cell>
          <table:table-cell office:value-type="float" office:value="4.96933477" calcext:value-type="float">
            <text:p>4.969334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Mangal" svg:font-family="Mangal" style:font-pitch="variable"/>
    <style:font-face style:name="Time Roman" svg:font-family="'Time Roman'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1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0">00/00/0000</text:date>, <text:time style:data-style-name="N2" text:time-value="19:59:28.847475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4.2$Linux_X86_64 LibreOffice_project/00$Build-2</meta:generator>
    <dc:date>2023-10-30T21:29:57.723044220</dc:date>
    <meta:editing-duration>PT28M4S</meta:editing-duration>
    <meta:editing-cycles>12</meta:editing-cycles>
    <meta:document-statistic meta:table-count="1" meta:cell-count="17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66cm" svg:height="8.531cm" xlink:href=".." xlink:type="simple" chart:class="chart:scatter" chart:style-name="ch1">
        <chart:title svg:x="5.039cm" svg:y="0.306cm" chart:style-name="ch2">
          <text:p>Speedup Using 80 Cores</text:p>
        </chart:title>
        <chart:legend chart:legend-position="end" svg:x="12.817cm" svg:y="3.717cm" style:legend-expansion="high" chart:style-name="ch3"/>
        <chart:plot-area chart:style-name="ch4" table:cell-range-address="Sheet1.P1:Sheet1.P7 Sheet1.R2:Sheet1.S7" chart:data-source-has-labels="row" svg:x="1.314cm" svg:y="1.255cm" svg:width="11.2cm" svg:height="6.125cm">
          <chart:coordinate-region svg:x="2.597cm" svg:y="1.455cm" svg:width="9.267cm" svg:height="5.278cm"/>
          <chart:axis chart:dimension="x" chart:name="primary-x" chart:style-name="ch5">
            <chart:title svg:x="6.116cm" svg:y="7.55cm" chart:style-name="ch6">
              <text:p>Array Size</text:p>
            </chart:title>
          </chart:axis>
          <chart:axis chart:dimension="y" chart:name="primary-y" chart:style-name="ch7">
            <chart:title svg:x="0.451cm" svg:y="5.036cm" chart:style-name="ch8">
              <text:p>Speedup</text:p>
            </chart:title>
            <chart:grid chart:style-name="ch9" chart:class="major"/>
          </chart:axis>
          <chart:series chart:style-name="ch10" chart:values-cell-range-address="Sheet1.R2:Sheet1.R7" chart:label-cell-address="Sheet1.R2:Sheet1.R2" chart:class="chart:scatter">
            <chart:domain table:cell-range-address="Sheet1.P2:Sheet1.P7"/>
            <chart:data-point chart:repeated="6"/>
          </chart:series>
          <chart:series chart:style-name="ch11" chart:values-cell-range-address="Sheet1.S2:Sheet1.S7" chart:label-cell-address="Sheet1.S2:Sheet1.S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PtP</text:p>
                <draw:g>
                  <svg:desc>Sheet1.R2:Sheet1.R2</svg:desc>
                </draw:g>
              </table:table-cell>
              <table:table-cell office:value-type="string">
                <text:p>Comm</text:p>
                <draw:g>
                  <svg:desc>Sheet1.S2:Sheet1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P2:Sheet1.P7</svg:desc>
                </draw:g>
              </table:table-cell>
              <table:table-cell office:value-type="float" office:value="NaN">
                <text:p>NaN</text:p>
                <draw:g>
                  <svg:desc>Sheet1.R2:Sheet1.R7</svg:desc>
                </draw:g>
              </table:table-cell>
              <table:table-cell office:value-type="float" office:value="NaN">
                <text:p>NaN</text:p>
                <draw:g>
                  <svg:desc>Sheet1.S2:Sheet1.S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">
                <text:p>1000000</text:p>
              </table:table-cell>
              <table:table-cell office:value-type="float" office:value="0.00122984">
                <text:p>0.00122984</text:p>
              </table:table-cell>
              <table:table-cell office:value-type="float" office:value="0.00245152">
                <text:p>0.00245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0">
                <text:p>2000000</text:p>
              </table:table-cell>
              <table:table-cell office:value-type="float" office:value="0.00119447">
                <text:p>0.00119447</text:p>
              </table:table-cell>
              <table:table-cell office:value-type="float" office:value="0.00235739">
                <text:p>0.002357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0">
                <text:p>3000000</text:p>
              </table:table-cell>
              <table:table-cell office:value-type="float" office:value="0.00099522">
                <text:p>0.00099522</text:p>
              </table:table-cell>
              <table:table-cell office:value-type="float" office:value="0.00237672">
                <text:p>0.002376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0">
                <text:p>4000000</text:p>
              </table:table-cell>
              <table:table-cell office:value-type="float" office:value="0.00114379">
                <text:p>0.00114379</text:p>
              </table:table-cell>
              <table:table-cell office:value-type="float" office:value="0.00236899">
                <text:p>0.002368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">
                <text:p>5000000</text:p>
              </table:table-cell>
              <table:table-cell office:value-type="float" office:value="0.00096138">
                <text:p>0.00096138</text:p>
              </table:table-cell>
              <table:table-cell office:value-type="float" office:value="0.00240233">
                <text:p>0.002402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bitmap" draw:fill-color="#e6e6e6" draw:fill-gradient-name="Gradient_20_1" draw:fill-hatch-name="Red_20_90_20_Degrees_20_Crossed_20_1" draw:fill-image-name="ChartBitmap_20_2" draw:fill-image-ref-point="center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823cm" svg:height="8.338cm" xlink:href=".." xlink:type="simple" chart:class="chart:scatter" chart:style-name="ch1">
        <chart:title svg:x="4.867cm" svg:y="0.302cm" chart:style-name="ch2">
          <text:p>Speedup Using 32 Cores</text:p>
        </chart:title>
        <chart:legend chart:legend-position="end" svg:x="12.897cm" svg:y="3.87cm" style:legend-expansion="high" chart:style-name="ch3"/>
        <chart:plot-area chart:style-name="ch4" table:cell-range-address="Sheet1.F2:Sheet1.F7 Sheet1.H2:Sheet1.H7" chart:data-source-has-labels="both" svg:x="1.307cm" svg:y="1.247cm" svg:width="11.294cm" svg:height="5.944cm">
          <chart:coordinate-region svg:x="1.863cm" svg:y="1.446cm" svg:width="10.023cm" svg:height="5.098cm"/>
          <chart:axis chart:dimension="x" chart:name="primary-x" chart:style-name="ch5" chartooo:axis-type="auto">
            <chart:title svg:x="6.156cm" svg:y="7.357cm" chart:style-name="ch6">
              <text:p>Array Size</text:p>
            </chart:title>
            <chart:categories table:cell-range-address="Sheet1.H3:Sheet1.H7"/>
          </chart:axis>
          <chart:axis chart:dimension="y" chart:name="primary-y" chart:style-name="ch7">
            <chart:title svg:x="0.451cm" svg:y="5.03cm" chart:style-name="ch8">
              <text:p>Speedup?</text:p>
            </chart:title>
            <chart:grid chart:style-name="ch9" chart:class="major"/>
          </chart:axis>
          <chart:series chart:style-name="ch10" chart:values-cell-range-address="Sheet1.H3:Sheet1.H7" chart:label-cell-address="Sheet1.H2:Sheet1.H2" chart:class="chart:scatter">
            <chart:domain table:cell-range-address="Sheet1.F3:Sheet1.F7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tP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00914067</text:p>
                <draw:g>
                  <svg:desc>Sheet1.H3:Sheet1.H7</svg:desc>
                </draw:g>
              </table:table-cell>
              <table:table-cell office:value-type="float" office:value="1000000">
                <text:p>1000000</text:p>
                <draw:g>
                  <svg:desc>Sheet1.F3:Sheet1.F7</svg:desc>
                </draw:g>
              </table:table-cell>
              <table:table-cell office:value-type="float" office:value="NaN">
                <text:p>NaN</text:p>
                <draw:g>
                  <svg:desc>Sheet1.H3:Sheet1.H7</svg:desc>
                </draw:g>
              </table:table-cell>
            </table:table-row>
            <table:table-row>
              <table:table-cell office:value-type="string">
                <text:p>0.00861360</text:p>
              </table:table-cell>
              <table:table-cell office:value-type="float" office:value="2000000">
                <text:p>2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00867791</text:p>
              </table:table-cell>
              <table:table-cell office:value-type="float" office:value="3000000">
                <text:p>3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00857729</text:p>
              </table:table-cell>
              <table:table-cell office:value-type="float" office:value="4000000">
                <text:p>4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00848005</text:p>
              </table:table-cell>
              <table:table-cell office:value-type="float" office:value="5000000">
                <text:p>5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2000000020048BC02EDFE370521.jpg" xlink:type="simple" xlink:show="embed" xlink:actuate="onLoad"/>
    <draw:fill-image draw:name="ChartBitmap_20_2" draw:display-name="ChartBitmap 2" xlink:href="Pictures/10000000000002000000020056D5795D97F17E95.jpg" xlink:type="simple" xlink:show="embed" xlink:actuate="onLoad"/>
  </office:styles>
</office:document-styles>
</file>